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" svg:font-family="'AR PL ShanHeiSun Un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draw:fill="solid" draw:fill-color="#ddf3ea" draw:textarea-vertical-align="top" draw:auto-grow-height="true" fo:min-height="0.593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draw:fill="solid" draw:fill-color="#ddf3ea" draw:textarea-vertical-align="top" draw:auto-grow-height="true" fo:min-height="0.593cm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none" draw:fill="solid" draw:fill-color="#ddf3ea" draw:textarea-vertical-align="top" draw:auto-grow-height="true" fo:min-height="0.593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draw:fill="solid" draw:fill-color="#ddf3ea" draw:textarea-vertical-align="top" draw:auto-grow-height="true" fo:min-height="0.763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draw:fill="solid" draw:fill-color="#ddf3ea" draw:textarea-vertical-align="top" draw:auto-grow-height="true" fo:min-height="0.763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draw:fill="solid" draw:fill-color="#ddf3ea" draw:textarea-vertical-align="top" draw:auto-grow-height="true" fo:min-height="0.763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draw:fill="solid" draw:fill-color="#ddf3ea" draw:textarea-vertical-align="top" draw:auto-grow-height="true" fo:min-height="0.763cm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draw:fill="solid" draw:fill-color="#ddf3ea" draw:textarea-vertical-align="top" draw:auto-grow-height="true" fo:min-height="0.763cm" fo:padding-top="0.125cm" fo:padding-bottom="0.125cm" fo:padding-left="0.25cm" fo:padding-right="0.25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text-align="center"/>
    </style:style>
    <style:style style:name="P3" style:family="paragraph">
      <style:paragraph-properties fo:margin-top="0cm" fo:margin-bottom="0cm" fo:text-align="center" style:font-independent-line-spacing="true"/>
      <style:text-properties fo:font-size="18pt"/>
    </style:style>
    <style:style style:name="T1" style:family="text">
      <style:text-properties fo:color="#000000" style:text-line-through-style="none" style:font-name="Arial" fo:font-size="14pt" fo:letter-spacing="normal" fo:font-style="normal" style:text-underline-style="none" fo:font-weight="bold" style:font-name-asian="AR PL ShanHeiSun Uni" style:font-size-asian="14pt" style:font-style-asian="normal" style:font-weight-asian="bold" style:font-name-complex="AR PL ShanHeiSun Uni" style:font-size-complex="14pt" style:font-style-complex="normal" style:font-weight-complex="bold"/>
    </style:style>
    <style:style style:name="T2" style:family="text">
      <style:text-properties fo:color="#000000" style:text-line-through-style="none" style:font-name="Arial" fo:letter-spacing="normal" fo:font-style="normal" style:text-underline-style="none" fo:font-weight="bold" style:font-name-asian="AR PL ShanHeiSun Uni" style:font-style-asian="normal" style:font-weight-asian="bold" style:font-name-complex="AR PL ShanHeiSun Uni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021cm" svg:height="12.573cm" svg:x="0.023cm" svg:y="0cm">
          <draw:image xlink:href="../../../phd-code/papers/presentations/images/wrong_things.png" xlink:type="simple" xlink:show="embed" xlink:actuate="onLoad">
            <text:p/>
          </draw:image>
        </draw:frame>
        <draw:custom-shape draw:name="TextBox 8" draw:style-name="gr2" draw:text-style-name="P3" draw:layer="layout" svg:width="0.422cm" svg:height="0.843cm" svg:x="8.371cm" svg:y="10.47cm">
          <text:p text:style-name="P2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Box 9" draw:style-name="gr3" draw:text-style-name="P3" draw:layer="layout" svg:width="0.422cm" svg:height="0.843cm" svg:x="7.313cm" svg:y="9.827cm">
          <text:p text:style-name="P2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Box 10" draw:style-name="gr4" draw:text-style-name="P3" draw:layer="layout" svg:width="0.422cm" svg:height="0.843cm" svg:x="6.254cm" svg:y="8.557cm">
          <text:p text:style-name="P2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Box 11" draw:style-name="gr5" draw:text-style-name="P3" draw:layer="layout" svg:width="0.422cm" svg:height="1.013cm" svg:x="4.561cm" svg:y="8.777cm">
          <text:p text:style-name="P2"><text:span text:style-name="T2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Box 12" draw:style-name="gr6" draw:text-style-name="P3" draw:layer="layout" svg:width="0.422cm" svg:height="1.013cm" svg:x="1.386cm" svg:y="8.777cm">
          <text:p text:style-name="P2"><text:span text:style-name="T2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Box 13" draw:style-name="gr7" draw:text-style-name="P3" draw:layer="layout" svg:width="0.422cm" svg:height="1.013cm" svg:x="2.444cm" svg:y="4.12cm">
          <text:p text:style-name="P2"><text:span text:style-name="T2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Box 14" draw:style-name="gr8" draw:text-style-name="P3" draw:layer="layout" svg:width="1.269cm" svg:height="1.013cm" svg:x="0.116cm" svg:y="2.215cm">
          <text:p text:style-name="P2"><text:span text:style-name="T2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Box 15" draw:style-name="gr9" draw:text-style-name="P3" draw:layer="layout" svg:width="0.422cm" svg:height="1.013cm" svg:x="0.751cm" svg:y="0.766cm">
          <text:p text:style-name="P2"><text:span text:style-name="T2">9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 PL ShanHeiSun Uni" svg:font-family="'AR PL ShanHeiSun Un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8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5T12:19:05.634255213</meta:creation-date>
    <dc:date>2014-02-05T12:22:29.279387704</dc:date>
    <meta:editing-duration>P0D</meta:editing-duration>
    <meta:editing-cycles>1</meta:editing-cycles>
    <meta:document-statistic meta:object-count="9"/>
    <meta:generator>LibreOffice/4.1.1.2$Linux_X86_64 LibreOffice_project/7e4286b58adc75a14f6d83f53a03b6c11fa2903</meta:generator>
  </office:meta>
</office:document-meta>
</file>